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80000030AD4E55DE5847D6D83.png" manifest:media-type="image/png"/>
  <manifest:file-entry manifest:full-path="Pictures/10000000000002A60000067FAA43C4B89609472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3.534cm" fo:min-width="19.484cm"/>
    </style:style>
    <style:style style:name="gr2" style:family="graphic" style:parent-style-name="standard">
      <style:graphic-properties draw:stroke="none" svg:stroke-width="0.05cm" svg:stroke-color="#000000" draw:marker-start-width="0.275cm" draw:marker-end-width="0.275cm" draw:fill="none" draw:fill-color="#ffffff" fo:min-height="0.321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.05cm" svg:stroke-color="#000000" draw:marker-start-width="0.275cm" draw:marker-end-width="0.275cm" draw:fill="none" draw:fill-color="#ffffff" fo:min-height="0.615cm"/>
    </style:style>
    <style:style style:name="gr5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6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6666ff" draw:marker-start-width="0.252cm" draw:marker-end-width="0.252cm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color="#ffffff" draw:fill="none" draw:textarea-horizontal-align="justify" draw:textarea-vertical-align="middle" draw:auto-grow-height="false" fo:min-height="1.867cm" fo:min-width="0.579cm"/>
    </style:style>
    <style:style style:name="gr9" style:family="graphic" style:parent-style-name="standard">
      <style:graphic-properties svg:stroke-width="0.035cm" svg:stroke-color="#ff3333" draw:marker-start-width="0.252cm" draw:marker-end-width="0.252cm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svg:stroke-width="0.05cm" svg:stroke-color="#000000" draw:fill="solid" draw:fill-color="#00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objectwithoutfill">
      <style:graphic-properties svg:stroke-width="0.035cm" draw:marker-start-width="0.252cm" draw:marker-end="Circle_20_unfilled" draw:marker-end-width="0.3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2.167cm" fo:min-width="0.68cm" fo:padding-top="0.165cm" fo:padding-bottom="0.165cm" fo:padding-left="0.29cm" fo:padding-right="0.29cm"/>
    </style:style>
    <style:style style:name="gr14" style:family="graphic" style:parent-style-name="standard">
      <style:graphic-properties svg:stroke-width="0.035cm" svg:stroke-color="#000000" draw:marker-start="" draw:marker-start-width="0.252cm" draw:marker-end="" draw:marker-end-width="0.252cm" draw:textarea-vertical-align="middle" fo:padding-top="0.142cm" fo:padding-bottom="0.142cm" fo:padding-left="0.267cm" fo:padding-right="0.267cm"/>
    </style:style>
    <style:style style:name="gr15" style:family="graphic" style:parent-style-name="objectwithoutfill">
      <style:graphic-properties svg:stroke-width="0.035cm" draw:marker-start-width="0.178cm" draw:marker-end-width="0.178cm" draw:fill="none" draw:textarea-vertical-align="middle" fo:padding-top="0.143cm" fo:padding-bottom="0.143cm" fo:padding-left="0.268cm" fo:padding-right="0.268cm"/>
    </style:style>
    <style:style style:name="gr16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076cm" fo:min-width="0.69cm" fo:padding-top="0.165cm" fo:padding-bottom="0.165cm" fo:padding-left="0.29cm" fo:padding-right="0.29cm"/>
    </style:style>
    <style:style style:name="gr17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8" style:family="graphic" style:parent-style-name="standard">
      <style:graphic-properties svg:stroke-width="0.035cm" svg:stroke-color="#99ff66" draw:marker-start-width="0.252cm" draw:marker-end-width="0.252cm" draw:fill="none" draw:textarea-horizontal-align="justify" draw:textarea-vertical-align="middle" draw:auto-grow-height="false" fo:min-height="0.722cm" fo:min-width="2.377cm" fo:padding-top="0.142cm" fo:padding-bottom="0.142cm" fo:padding-left="0.267cm" fo:padding-right="0.267cm" fo:wrap-option="no-wrap"/>
    </style:style>
    <style:style style:name="gr19" style:family="graphic" style:parent-style-name="standard">
      <style:graphic-properties svg:stroke-width="0.035cm" svg:stroke-color="#99ff66" draw:marker-start-width="0.252cm" draw:marker-end-width="0.252cm" draw:fill="none" draw:textarea-horizontal-align="justify" draw:textarea-vertical-align="middle" draw:auto-grow-height="false" fo:min-height="1.536cm" fo:min-width="3.383cm" fo:padding-top="0.142cm" fo:padding-bottom="0.142cm" fo:padding-left="0.267cm" fo:padding-right="0.267cm" fo:wrap-option="no-wrap"/>
    </style:style>
    <style:style style:name="gr20" style:family="graphic" style:parent-style-name="standard">
      <style:graphic-properties svg:stroke-width="0.035cm" svg:stroke-color="#99ff66" draw:marker-start-width="0.252cm" draw:marker-end-width="0.252cm" draw:fill="none" draw:textarea-horizontal-align="justify" draw:textarea-vertical-align="middle" draw:auto-grow-height="false" fo:min-height="0.405cm" fo:min-width="2.811cm" fo:padding-top="0.142cm" fo:padding-bottom="0.142cm" fo:padding-left="0.267cm" fo:padding-right="0.267cm" fo:wrap-option="no-wrap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0.734cm" fo:min-width="8.351cm"/>
    </style:style>
    <style:style style:name="gr22" style:family="graphic" style:parent-style-name="standard">
      <style:graphic-properties svg:stroke-color="#000000" draw:fill="none" draw:textarea-horizontal-align="justify" draw:textarea-vertical-align="middle" draw:auto-grow-height="false" fo:min-height="0.411cm" fo:min-width="1.292cm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0.411cm" fo:min-width="6.559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="none" draw:fill-color="#ffffff"/>
      <style:paragraph-properties fo:text-align="center"/>
      <style:text-properties style:font-name="Helvetica Neue"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Helvetica Neue" fo:font-size="12pt" style:font-size-asian="15pt" style:font-size-complex="15pt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style:paragraph-properties fo:text-align="center"/>
      <style:text-properties fo:font-size="10pt"/>
    </style:style>
    <style:style style:name="P9" style:family="paragraph">
      <loext:graphic-properties draw:fill="none" draw:fill-color="#ffffff"/>
      <style:paragraph-properties fo:text-align="center"/>
      <style:text-properties style:font-name="Helvetica Neue" fo:font-size="10pt" style:font-size-asian="15pt" style:font-size-complex="15pt"/>
    </style:style>
    <style:style style:name="P10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1" style:family="paragraph">
      <style:paragraph-properties fo:text-align="center"/>
      <style:text-properties fo:color="#6666ff"/>
    </style:style>
    <style:style style:name="P12" style:family="paragraph">
      <loext:graphic-properties draw:fill="none"/>
      <style:paragraph-properties fo:text-align="center"/>
      <style:text-properties fo:color="#6666ff" fo:font-size="10pt" style:font-size-asian="10pt" style:font-size-complex="10pt"/>
    </style:style>
    <style:style style:name="T1" style:family="text">
      <style:text-properties style:font-name="Helvetica Neue" fo:font-size="10pt" style:font-size-asian="10pt" style:font-size-complex="10pt"/>
    </style:style>
    <style:style style:name="T2" style:family="text">
      <style:text-properties style:font-name="Helvetica Neue" fo:font-size="12pt" style:font-size-asian="15pt" style:font-size-complex="15pt"/>
    </style:style>
    <style:style style:name="T3" style:family="text">
      <style:text-properties style:font-name="Helvetica Neue" style:font-size-asian="15pt" style:font-size-complex="15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color="#6666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984cm" svg:height="13.784cm" svg:x="0.508cm" svg:y="0.50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434cm" svg:height="0.662cm" draw:transform="rotate (1.5707963267949) translate (9.346cm 8.355cm)">
          <draw:text-box>
            <text:p text:style-name="P2"><text:span text:style-name="T1">220 pF</text:span></text:p>
          </draw:text-box>
        </draw:frame>
        <draw:frame draw:style-name="gr3" draw:text-style-name="P4" draw:layer="layout" svg:width="3.24cm" svg:height="7.948cm" draw:transform="rotate (1.5707963267949) translate (11.643cm 7.846cm)">
          <draw:image xlink:href="Pictures/10000000000002A60000067FAA43C4B896094721.jpg" xlink:type="simple" xlink:show="embed" xlink:actuate="onLoad">
            <text:p/>
          </draw:image>
        </draw:frame>
        <draw:frame draw:style-name="gr4" draw:text-style-name="P6" draw:layer="layout" svg:width="2.434cm" svg:height="0.865cm" svg:x="8.702cm" svg:y="10.861cm">
          <draw:text-box>
            <text:p text:style-name="P5"><text:span text:style-name="T2">1 </text:span><text:span text:style-name="T2">k</text:span><text:span text:style-name="T2">Ω</text:span></text:p>
          </draw:text-box>
        </draw:frame>
        <draw:custom-shape draw:style-name="gr5" draw:text-style-name="P4" xml:id="id2" draw:id="id2" draw:layer="layout" svg:width="0.244cm" svg:height="0.254cm" svg:x="17.75cm" svg:y="4.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4" draw:id="id4" draw:layer="layout" svg:width="0.244cm" svg:height="0.254cm" svg:x="17.389cm" svg:y="4.8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3" draw:id="id13" draw:layer="layout" svg:width="0.244cm" svg:height="0.254cm" svg:x="13.029cm" svg:y="7.3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4" draw:id="id14" draw:layer="layout" svg:width="0.244cm" svg:height="0.254cm" svg:x="13.399cm" svg:y="7.3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draw:line-skew="-0.209cm" svg:x1="10.925cm" svg:y1="5.27cm" svg:x2="17.872cm" svg:y2="4.83cm" draw:start-shape="id1" draw:start-glue-point="0" draw:end-shape="id2" draw:end-glue-point="4" svg:d="M10925 5270v-1158h6947v718" svg:viewBox="0 0 6948 1159">
          <text:p/>
        </draw:connector>
        <draw:connector draw:style-name="gr6" draw:text-style-name="P5" draw:layer="layout" draw:line-skew="-0.573cm" svg:x1="10.015cm" svg:y1="5.259cm" svg:x2="17.511cm" svg:y2="4.823cm" draw:start-shape="id3" draw:start-glue-point="0" draw:end-shape="id4" draw:end-glue-point="4" svg:d="M10015 5259v-1518h7496v1082" svg:viewBox="0 0 7497 1519">
          <text:p/>
        </draw:connector>
        <draw:connector draw:style-name="gr6" draw:text-style-name="P5" draw:layer="layout" svg:x1="10.015cm" svg:y1="7.068cm" svg:x2="13.071cm" svg:y2="8.816cm" draw:start-shape="id3" draw:start-glue-point="2" draw:end-shape="id5" draw:end-glue-point="8" svg:d="M10015 7068v1748h3056" svg:viewBox="0 0 3057 1749">
          <text:p/>
        </draw:connector>
        <draw:connector draw:style-name="gr6" draw:text-style-name="P5" draw:layer="layout" svg:x1="10.925cm" svg:y1="7.079cm" svg:x2="13.441cm" svg:y2="8.235cm" draw:start-shape="id1" draw:start-glue-point="2" draw:end-shape="id6" draw:end-glue-point="8" svg:d="M10925 7079v1156h2516" svg:viewBox="0 0 2517 1157">
          <text:p/>
        </draw:connector>
        <draw:custom-shape draw:style-name="gr5" draw:text-style-name="P4" xml:id="id7" draw:id="id7" draw:layer="layout" svg:width="0.244cm" svg:height="0.254cm" svg:x="18.447cm" svg:y="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svg:x1="18.569cm" svg:y1="7.654cm" svg:x2="13.229cm" svg:y2="8.816cm" draw:start-shape="id7" draw:start-glue-point="8" draw:end-shape="id5" draw:end-glue-point="4" svg:d="M18569 7654v1162h-5340" svg:viewBox="0 0 5341 1163">
          <text:p/>
        </draw:connector>
        <draw:custom-shape draw:style-name="gr5" draw:text-style-name="P4" xml:id="id10" draw:id="id10" draw:layer="layout" svg:width="0.244cm" svg:height="0.254cm" svg:x="18.849cm" svg:y="4.8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9" draw:id="id9" draw:layer="layout" svg:width="0.244cm" svg:height="0.254cm" svg:x="18.468cm" svg:y="4.8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1.079cm" svg:height="2.117cm" svg:x="11.935cm" svg:y="11.276cm">
          <text:p/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line-skew="-3.078cm" svg:x1="6.295cm" svg:y1="4.665cm" svg:x2="18.59cm" svg:y2="4.823cm" draw:start-shape="id8" draw:start-glue-point="4" draw:end-shape="id9" draw:end-glue-point="4" svg:d="M6295 4665v-3591h12295v3749" svg:viewBox="0 0 12296 3750">
          <text:p/>
        </draw:connector>
        <draw:connector draw:style-name="gr9" draw:text-style-name="P5" draw:layer="layout" draw:line-skew="-1.183cm" svg:x1="7.349cm" svg:y1="4.665cm" svg:x2="18.971cm" svg:y2="4.823cm" draw:start-shape="id8" draw:start-glue-point="7" draw:end-shape="id10" draw:end-glue-point="4" svg:d="M7349 4665v-1696h11622v1854" svg:viewBox="0 0 11623 1855">
          <text:p/>
        </draw:connector>
        <draw:custom-shape draw:style-name="gr10" draw:text-style-name="P7" xml:id="id5" draw:id="id5" draw:layer="layout" svg:width="0.159cm" svg:height="0.159cm" draw:transform="rotate (-1.5707963267949) translate (13.229cm 8.73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5" draw:layer="layout" svg:x1="13.521cm" svg:y1="8.314cm" svg:x2="11.305cm" svg:y2="11.696cm" draw:start-shape="id6" draw:start-glue-point="10" draw:end-shape="id11" draw:end-glue-point="1" svg:d="M13521 8314v3382h-2216" svg:viewBox="0 0 2217 3383">
          <text:p/>
        </draw:connector>
        <draw:g>
          <draw:g>
            <draw:line draw:style-name="gr11" draw:text-style-name="P4" draw:layer="layout" svg:x1="1.509cm" svg:y1="10.996cm" svg:x2="3.371cm" svg:y2="10.318cm">
              <text:p/>
            </draw:line>
            <draw:custom-shape draw:style-name="gr10" draw:text-style-name="P7" draw:layer="layout" svg:width="0.159cm" svg:height="0.159cm" draw:transform="rotate (-1.5707963267949) translate (1.615cm 10.922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line draw:style-name="gr11" draw:text-style-name="P4" draw:layer="layout" svg:x1="3.371cm" svg:y1="11.695cm" svg:x2="1.509cm" svg:y2="11.017cm">
              <text:p/>
            </draw:line>
          </draw:g>
          <draw:line draw:style-name="gr12" draw:text-style-name="P4" draw:layer="layout" svg:x1="3.35cm" svg:y1="10.319cm" svg:x2="6.98cm" svg:y2="10.319cm">
            <text:p/>
          </draw:line>
          <draw:line draw:style-name="gr12" draw:text-style-name="P4" draw:layer="layout" svg:x1="3.361cm" svg:y1="11.695cm" svg:x2="6.991cm" svg:y2="11.695cm">
            <text:p/>
          </draw:line>
          <draw:custom-shape draw:style-name="gr13" draw:text-style-name="P4" draw:layer="layout" svg:width="1.26cm" svg:height="2.497cm" svg:x="6.176cm" svg:y="9.758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6" draw:layer="layout" svg:width="0.783cm" svg:height="0.865cm" svg:x="6.695cm" svg:y="9.633cm">
            <draw:text-box>
              <text:p text:style-name="P5"><text:span text:style-name="T2">+</text:span></text:p>
            </draw:text-box>
          </draw:frame>
          <draw:frame draw:style-name="gr4" draw:text-style-name="P6" draw:layer="layout" svg:width="0.783cm" svg:height="0.865cm" svg:x="6.737cm" svg:y="10.794cm">
            <draw:text-box>
              <text:p text:style-name="P5"><text:span text:style-name="T2">_</text:span></text:p>
            </draw:text-box>
          </draw:frame>
        </draw:g>
        <draw:connector draw:style-name="gr14" draw:text-style-name="P5" draw:layer="layout" svg:x1="13.151cm" svg:y1="8.895cm" svg:x2="6.954cm" svg:y2="10.315cm" draw:start-shape="id5" draw:start-glue-point="10" draw:end-shape="id12" draw:end-glue-point="10" svg:d="M13151 8895v1420h-6197" svg:viewBox="0 0 6198 1421">
          <text:p/>
        </draw:connector>
        <draw:connector draw:style-name="gr6" draw:text-style-name="P5" draw:layer="layout" svg:x1="13.151cm" svg:y1="8.736cm" svg:x2="13.151cm" svg:y2="7.622cm" draw:start-shape="id5" draw:start-glue-point="6" draw:end-shape="id13" draw:end-glue-point="8" svg:d="M13151 8736v-1114" svg:viewBox="0 0 1 1115">
          <text:p/>
        </draw:connector>
        <draw:g xml:id="id11" draw:id="id11">
          <draw:line draw:style-name="gr15" draw:text-style-name="P4" draw:layer="layout" svg:x1="9.294cm" svg:y1="11.696cm" svg:x2="6.977cm" svg:y2="11.696cm">
            <text:p/>
          </draw:line>
          <draw:line draw:style-name="gr15" draw:text-style-name="P4" draw:layer="layout" svg:x1="11.305cm" svg:y1="11.696cm" svg:x2="10.544cm" svg:y2="11.696cm">
            <text:p/>
          </draw:line>
          <draw:custom-shape draw:style-name="gr16" draw:text-style-name="P4" draw:layer="layout" svg:width="1.27cm" svg:height="0.406cm" svg:x="9.283cm" svg:y="11.493cm"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4" xml:id="id12" draw:id="id12" draw:layer="layout" svg:width="0.305cm" svg:height="0.305cm" svg:x="6.649cm" svg:y="10.1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xml:id="id6" draw:id="id6" draw:layer="layout" svg:width="0.159cm" svg:height="0.159cm" draw:transform="rotate (-1.5707963267949) translate (13.599cm 8.15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5" draw:layer="layout" svg:x1="13.521cm" svg:y1="8.155cm" svg:x2="13.521cm" svg:y2="7.622cm" draw:start-shape="id6" draw:start-glue-point="6" draw:end-shape="id14" draw:end-glue-point="8" svg:d="M13521 8155v-533" svg:viewBox="0 0 1 534">
          <text:p/>
        </draw:connector>
        <draw:frame draw:style-name="gr3" draw:text-style-name="P4" xml:id="id8" draw:id="id8" draw:layer="layout" svg:width="2.259cm" svg:height="4.675cm" draw:transform="rotate (-3.14159265358979) translate (7.917cm 9.327cm)">
          <draw:image xlink:href="Pictures/10000201000001780000030AD4E55DE5847D6D83.png" xlink:type="simple" xlink:show="embed" xlink:actuate="onLoad">
            <text:p/>
          </draw:image>
          <draw:glue-point draw:id="4" svg:x="-2.182cm" svg:y="-4.973cm"/>
          <draw:glue-point draw:id="5" svg:x="-0.637cm" svg:y="-4.973cm"/>
          <draw:glue-point draw:id="6" svg:x="0.991cm" svg:y="-4.973cm"/>
          <draw:glue-point draw:id="7" svg:x="2.492cm" svg:y="-4.973cm"/>
        </draw:frame>
        <draw:connector draw:style-name="gr6" draw:text-style-name="P5" draw:layer="layout" draw:line-skew="-2.591cm" svg:x1="7.01cm" svg:y1="4.665cm" svg:x2="14.972cm" svg:y2="4.819cm" draw:start-shape="id8" draw:start-glue-point="6" draw:end-shape="id15" draw:end-glue-point="4" svg:d="M7010 4665v-3104h7962v3258" svg:viewBox="0 0 7963 3259">
          <text:p/>
        </draw:connector>
        <draw:custom-shape draw:style-name="gr5" draw:text-style-name="P4" xml:id="id15" draw:id="id15" draw:layer="layout" svg:width="0.244cm" svg:height="0.254cm" svg:x="14.85cm" svg:y="4.8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44cm" svg:height="0.254cm" svg:x="18.469cm" svg:y="4.8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" draw:id="id1">
          <draw:line draw:style-name="gr17" draw:text-style-name="P4" draw:layer="layout" svg:x1="10.62cm" svg:y1="6.324cm" svg:x2="11.23cm" svg:y2="6.324cm">
            <text:p/>
          </draw:line>
          <draw:line draw:style-name="gr15" draw:text-style-name="P4" draw:layer="layout" svg:x1="10.925cm" svg:y1="6.031cm" svg:x2="10.925cm" svg:y2="5.27cm">
            <text:p/>
          </draw:line>
          <draw:line draw:style-name="gr15" draw:text-style-name="P4" draw:layer="layout" svg:x1="10.925cm" svg:y1="7.079cm" svg:x2="10.925cm" svg:y2="6.318cm">
            <text:p/>
          </draw:line>
          <draw:line draw:style-name="gr17" draw:text-style-name="P4" draw:layer="layout" svg:x1="10.62cm" svg:y1="6.063cm" svg:x2="11.23cm" svg:y2="6.063cm">
            <text:p/>
          </draw:line>
        </draw:g>
        <draw:g xml:id="id3" draw:id="id3">
          <draw:line draw:style-name="gr17" draw:text-style-name="P4" draw:layer="layout" svg:x1="9.71cm" svg:y1="6.313cm" svg:x2="10.32cm" svg:y2="6.313cm">
            <text:p/>
          </draw:line>
          <draw:line draw:style-name="gr15" draw:text-style-name="P4" draw:layer="layout" svg:x1="10.015cm" svg:y1="6.02cm" svg:x2="10.015cm" svg:y2="5.259cm">
            <text:p/>
          </draw:line>
          <draw:line draw:style-name="gr15" draw:text-style-name="P4" draw:layer="layout" svg:x1="10.015cm" svg:y1="7.068cm" svg:x2="10.015cm" svg:y2="6.307cm">
            <text:p/>
          </draw:line>
          <draw:line draw:style-name="gr17" draw:text-style-name="P4" draw:layer="layout" svg:x1="9.71cm" svg:y1="6.052cm" svg:x2="10.32cm" svg:y2="6.052cm">
            <text:p/>
          </draw:line>
        </draw:g>
        <draw:frame draw:style-name="gr2" draw:text-style-name="P3" draw:layer="layout" svg:width="2.434cm" svg:height="0.662cm" draw:transform="rotate (1.5707963267949) translate (10.261cm 8.334cm)">
          <draw:text-box>
            <text:p text:style-name="P2"><text:span text:style-name="T1">220 pF</text:span></text:p>
          </draw:text-box>
        </draw:frame>
        <draw:g>
          <draw:g>
            <draw:line draw:style-name="gr15" draw:text-style-name="P4" draw:layer="layout" svg:x1="7.746cm" svg:y1="2.388cm" svg:x2="6.985cm" svg:y2="2.388cm">
              <text:p/>
            </draw:line>
            <draw:line draw:style-name="gr15" draw:text-style-name="P4" draw:layer="layout" svg:x1="9.757cm" svg:y1="2.388cm" svg:x2="8.996cm" svg:y2="2.388cm">
              <text:p/>
            </draw:line>
            <draw:custom-shape draw:style-name="gr16" draw:text-style-name="P4" draw:layer="layout" svg:width="1.27cm" svg:height="0.406cm" svg:x="7.735cm" svg:y="2.185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4" draw:text-style-name="P9" draw:layer="layout" svg:width="2.434cm" svg:height="0.865cm" svg:x="7.186cm" svg:y="1.603cm">
            <draw:text-box>
              <text:p text:style-name="P8"><text:span text:style-name="T3">5 kΩ</text:span></text:p>
            </draw:text-box>
          </draw:frame>
          <draw:custom-shape draw:style-name="gr10" draw:text-style-name="P7" draw:layer="layout" svg:width="0.159cm" svg:height="0.159cm" draw:transform="rotate (-1.5707963267949) translate (7.09cm 2.305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0" draw:text-style-name="P7" draw:layer="layout" svg:width="0.159cm" svg:height="0.159cm" draw:transform="rotate (-1.5707963267949) translate (9.821cm 2.883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11" draw:text-style-name="P4" draw:layer="layout" svg:x1="9.736cm" svg:y1="2.375cm" svg:x2="9.736cm" svg:y2="2.957cm">
            <text:p/>
          </draw:line>
        </draw:g>
        <draw:custom-shape draw:style-name="gr18" draw:text-style-name="P10" draw:layer="layout" svg:width="2.91cm" svg:height="1.005cm" svg:x="1.717cm" svg:y="11.932cm">
          <text:p text:style-name="P2"><text:span text:style-name="T1">Thermocouple</text:span></text:p>
          <text:p text:style-name="P2"><text:span text:style-name="T1"><text:s/></text:span><text:span text:style-name="T1">type K</text:span></text:p>
          <draw:enhanced-geometry svg:viewBox="0 0 21600 21600" draw:glue-points="10800 0 0 10800 10800 21600 21600 10800 ?f40 ?f41" draw:text-areas="0 0 21600 21600" draw:type="rectangular-callout" draw:modifiers="6781.99931295088 -10692.644135188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0" draw:layer="layout" svg:width="3.916cm" svg:height="1.82cm" svg:x="1.574cm" svg:y="4.926cm">
          <text:p text:style-name="P2"><text:span text:style-name="T1">T</text:span><text:span text:style-name="T1">e</text:span><text:span text:style-name="T1">m</text:span><text:span text:style-name="T1">p</text:span><text:span text:style-name="T1">e</text:span><text:span text:style-name="T1">r</text:span><text:span text:style-name="T1">a</text:span><text:span text:style-name="T1">t</text:span><text:span text:style-name="T1">u</text:span><text:span text:style-name="T1">r</text:span><text:span text:style-name="T1">e </text:span><text:span text:style-name="T1">s</text:span><text:span text:style-name="T1">e</text:span><text:span text:style-name="T1">n</text:span><text:span text:style-name="T1">s</text:span><text:span text:style-name="T1">o</text:span><text:span text:style-name="T1">r </text:span></text:p>
          <text:p text:style-name="P2"><text:span text:style-name="T1">f</text:span><text:span text:style-name="T1">o</text:span><text:span text:style-name="T1">r </text:span><text:span text:style-name="T1">t</text:span><text:span text:style-name="T1">h</text:span><text:span text:style-name="T1">e</text:span><text:span text:style-name="T1">r</text:span><text:span text:style-name="T1">m</text:span><text:span text:style-name="T1">o</text:span><text:span text:style-name="T1">c</text:span><text:span text:style-name="T1">o</text:span><text:span text:style-name="T1">u</text:span><text:span text:style-name="T1">p</text:span><text:span text:style-name="T1">l</text:span><text:span text:style-name="T1">e </text:span></text:p>
          <text:p text:style-name="P2"><text:span text:style-name="T1">c</text:span><text:span text:style-name="T1">o</text:span><text:span text:style-name="T1">l</text:span><text:span text:style-name="T1">d </text:span><text:span text:style-name="T1">j</text:span><text:span text:style-name="T1">u</text:span><text:span text:style-name="T1">n</text:span><text:span text:style-name="T1">c</text:span><text:span text:style-name="T1">ti</text:span><text:span text:style-name="T1">o</text:span><text:span text:style-name="T1">n </text:span></text:p>
          <text:p text:style-name="P2"><text:span text:style-name="T1">c</text:span><text:span text:style-name="T1">o</text:span><text:span text:style-name="T1">m</text:span><text:span text:style-name="T1">p</text:span><text:span text:style-name="T1">e</text:span><text:span text:style-name="T1">n</text:span><text:span text:style-name="T1">s</text:span><text:span text:style-name="T1">a</text:span><text:span text:style-name="T1">ti</text:span><text:span text:style-name="T1">o</text:span><text:span text:style-name="T1">n</text:span></text:p>
          <draw:enhanced-geometry svg:viewBox="0 0 21600 21600" draw:glue-points="10800 0 0 10800 10800 21600 21600 10800 ?f40 ?f41" draw:text-areas="0 0 21600 21600" draw:type="rectangular-callout" draw:modifiers="23700.9956599438 15977.59472817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0" draw:layer="layout" svg:width="3.344cm" svg:height="0.688cm" svg:x="14.33cm" svg:y="7.826cm">
          <text:p text:style-name="P2"><text:span text:style-name="T1">ESP32-PICO-KIT</text:span></text:p>
          <draw:enhanced-geometry svg:viewBox="0 0 21600 21600" draw:glue-points="10800 0 0 10800 10800 21600 21600 10800 ?f40 ?f41" draw:text-areas="0 0 21600 21600" draw:type="rectangular-callout" draw:modifiers="6560.71748878924 219.448476052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0" draw:layer="layout" svg:width="8.851cm" svg:height="0.984cm" svg:x="11.641cm" svg:y="12.647cm">
          <text:p text:style-name="P5"><text:span text:style-name="T4">Co</text:span><text:span text:style-name="T4">nne</text:span><text:span text:style-name="T4">ctio</text:span><text:span text:style-name="T4">n of </text:span><text:span text:style-name="T4">a </text:span><text:span text:style-name="T4">ther</text:span><text:span text:style-name="T4">mo</text:span><text:span text:style-name="T4">cou</text:span><text:span text:style-name="T4">ple </text:span><text:span text:style-name="T4">to </text:span><text:span text:style-name="T5">ES</text:span><text:span text:style-name="T5">P3</text:span><text:span text:style-name="T5">2-</text:span><text:span text:style-name="T5">PIC</text:span><text:span text:style-name="T5">O-</text:span><text:span text:style-name="T5">KIT</text:span></text:p>
          <text:p text:style-name="P5"><text:span text:style-name="T4">to </text:span><text:span text:style-name="T4">me</text:span><text:span text:style-name="T4">asu</text:span><text:span text:style-name="T4">re </text:span><text:span text:style-name="T4">volt</text:span><text:span text:style-name="T4">age </text:span><text:span text:style-name="T4">usi</text:span><text:span text:style-name="T4">ng </text:span><text:span text:style-name="T4">inte</text:span><text:span text:style-name="T4">rnal </text:span><text:span text:style-name="T5">low </text:span><text:span text:style-name="T5">noi</text:span><text:span text:style-name="T5">se </text:span><text:span text:style-name="T5">am</text:span><text:span text:style-name="T5">plif</text:span><text:span text:style-name="T5">ier</text:span>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.792cm" svg:height="0.661cm" svg:x="18.7cm" svg:y="13.631cm">
          <text:p text:style-name="P5"><text:span text:style-name="T4">R</text:span><text:span text:style-name="T4">ev</text:span><text:span text:style-name="T4">. </text:span><text:span text:style-name="T4">0.</text:span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7.059cm" svg:height="0.661cm" svg:x="11.641cm" svg:y="13.631cm">
          <text:p text:style-name="P11"><text:span text:style-name="T6">https://github.com/krzychb/esp32-lna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08cm" fo:margin-bottom="0.508cm" fo:margin-left="0.508cm" fo:margin-right="0.508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0T15:29:17.743392108</meta:creation-date>
    <dc:date>2019-08-17T05:40:11.311195236</dc:date>
    <meta:editing-duration>PT20H16S</meta:editing-duration>
    <meta:editing-cycles>59</meta:editing-cycles>
    <meta:generator>LibreOffice/5.1.6.2$Linux_X86_64 LibreOffice_project/10m0$Build-2</meta:generator>
    <meta:document-statistic meta:object-count="70"/>
  </office:meta>
</office:document-meta>
</file>